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8pt" style:font-style-asian="italic" style:font-size-complex="18pt" style:font-style-complex="italic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4.81cm" svg:x2="6.08cm" svg:y2="9.255cm">
          <text:p/>
        </draw:line>
        <draw:rect draw:style-name="gr2" draw:text-style-name="P1" draw:layer="layout" svg:width="17.78cm" svg:height="0.635cm" svg:x="1.635cm" svg:y="6.715cm">
          <text:p/>
        </draw:rect>
        <draw:custom-shape draw:style-name="gr3" draw:text-style-name="P1" draw:layer="layout" svg:width="0.635cm" svg:height="4.445cm" draw:transform="rotate (1.5707963267946) translate (5.445cm 6.7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635cm" svg:height="5.715cm" draw:transform="rotate (1.5707963267946) translate (9.89cm 6.7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635cm" svg:height="3.81cm" draw:transform="rotate (1.5707963267946) translate (15.605cm 6.7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4" draw:text-style-name="P1" draw:layer="layout" svg:width="0.635cm" svg:height="0.635cm" svg:x="5.445cm" svg:y="6.715cm">
          <text:p/>
        </draw:rect>
        <draw:rect draw:style-name="gr4" draw:text-style-name="P1" draw:layer="layout" svg:width="0.635cm" svg:height="0.635cm" svg:x="9.89cm" svg:y="6.715cm">
          <text:p/>
        </draw:rect>
        <draw:rect draw:style-name="gr4" draw:text-style-name="P1" draw:layer="layout" svg:width="0.635cm" svg:height="0.635cm" svg:x="14.97cm" svg:y="6.715cm">
          <text:p/>
        </draw:rect>
        <draw:custom-shape draw:style-name="gr3" draw:text-style-name="P1" draw:layer="layout" svg:width="0.635cm" svg:height="3.811cm" draw:transform="rotate (1.5707963267946) translate (1.635cm 6.71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0.525cm" svg:y1="4.81cm" svg:x2="10.525cm" svg:y2="9.255cm">
          <text:p/>
        </draw:line>
        <draw:line draw:style-name="gr1" draw:text-style-name="P1" draw:layer="layout" svg:x1="14.97cm" svg:y1="4.81cm" svg:x2="14.97cm" svg:y2="9.255cm">
          <text:p/>
        </draw:line>
        <draw:line draw:style-name="gr1" draw:text-style-name="P1" draw:layer="layout" svg:x1="1.635cm" svg:y1="4.81cm" svg:x2="1.635cm" svg:y2="9.255cm">
          <text:p/>
        </draw:line>
        <draw:line draw:style-name="gr1" draw:text-style-name="P1" draw:layer="layout" svg:x1="19.415cm" svg:y1="4.81cm" svg:x2="19.415cm" svg:y2="9.255cm">
          <text:p/>
        </draw:line>
        <draw:frame draw:style-name="gr5" draw:text-style-name="P2" draw:layer="layout" svg:width="3.152cm" svg:height="0.806cm" svg:x="1.679cm" svg:y="5.283cm">
          <draw:text-box>
            <text:p><text:span text:style-name="T1">Processor 0</text:span></text:p>
          </draw:text-box>
        </draw:frame>
        <draw:frame draw:style-name="gr5" draw:text-style-name="P2" draw:layer="layout" svg:width="3.152cm" svg:height="0.806cm" svg:x="6.124cm" svg:y="5.283cm">
          <draw:text-box>
            <text:p><text:span text:style-name="T1">Processor 1</text:span></text:p>
          </draw:text-box>
        </draw:frame>
        <draw:frame draw:style-name="gr5" draw:text-style-name="P2" draw:layer="layout" svg:width="3.152cm" svg:height="0.806cm" svg:x="11.16cm" svg:y="5.283cm">
          <draw:text-box>
            <text:p><text:span text:style-name="T1">Processor 2</text:span></text:p>
          </draw:text-box>
        </draw:frame>
        <draw:frame draw:style-name="gr5" draw:text-style-name="P2" draw:layer="layout" svg:width="3.152cm" svg:height="0.806cm" svg:x="16.24cm" svg:y="5.283cm">
          <draw:text-box>
            <text:p><text:span text:style-name="T1">Processor 3</text:span></text:p>
          </draw:text-box>
        </draw:frame>
        <draw:frame draw:style-name="gr5" draw:text-style-name="P2" draw:layer="layout" svg:width="2.157cm" svg:height="0.806cm" svg:x="2.661cm" svg:y="7.985cm">
          <draw:text-box>
            <text:p><text:span text:style-name="T1">1 – 250</text:span></text:p>
          </draw:text-box>
        </draw:frame>
        <draw:frame draw:style-name="gr5" draw:text-style-name="P2" draw:layer="layout" svg:width="2.708cm" svg:height="0.806cm" svg:x="6.715cm" svg:y="7.985cm">
          <draw:text-box>
            <text:p><text:span text:style-name="T1">251 – 500</text:span></text:p>
          </draw:text-box>
        </draw:frame>
        <draw:frame draw:style-name="gr5" draw:text-style-name="P2" draw:layer="layout" svg:width="2.708cm" svg:height="0.806cm" svg:x="11.16cm" svg:y="7.985cm">
          <draw:text-box>
            <text:p><text:span text:style-name="T1">501 – 750</text:span></text:p>
          </draw:text-box>
        </draw:frame>
        <draw:frame draw:style-name="gr5" draw:text-style-name="P2" draw:layer="layout" svg:width="2.873cm" svg:height="0.806cm" svg:x="15.605cm" svg:y="7.985cm">
          <draw:text-box>
            <text:p><text:span text:style-name="T1">750 - 1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l Romano</meta:initial-creator>
    <meta:creation-date>2010-04-02T20:55:22.39</meta:creation-date>
    <dc:date>2010-04-29T11:48:35</dc:date>
    <dc:creator>Paul Romano</dc:creator>
    <meta:editing-duration>PT01H06M10S</meta:editing-duration>
    <meta:editing-cycles>2</meta:editing-cycles>
    <meta:generator>OpenOffice.org/3.1$Linux OpenOffice.org_project/310m19$Build-9420</meta:generator>
    <meta:document-statistic meta:object-count="21"/>
  </office:meta>
</office:document-meta>
</file>